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8653in" style:rel-column-width="1246*"/>
    </style:style>
    <style:style style:name="Table1.B" style:family="table-column">
      <style:table-column-properties style:column-width="0.866in" style:rel-column-width="124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none" fo:border-top="none" fo:border-bottom="0.5pt solid #000000"/>
    </style:style>
    <style:style style:name="Table1.H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0.5pt solid #000000" fo:border-right="none" fo:border-top="none" fo:border-bottom="0.5pt solid #000000"/>
    </style:style>
    <style:style style:name="Table1.H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F7" style:family="table-cell">
      <style:table-cell-properties fo:padding="0.0382in" fo:border-left="0.5pt solid #000000" fo:border-right="none" fo:border-top="none" fo:border-bottom="0.5pt solid #000000"/>
    </style:style>
    <style:style style:name="Table1.G7" style:family="table-cell">
      <style:table-cell-properties fo:padding="0.0382in" fo:border-left="0.5pt solid #000000" fo:border-right="none" fo:border-top="none" fo:border-bottom="0.5pt solid #000000"/>
    </style:style>
    <style:style style:name="Table1.H7" style:family="table-cell">
      <style:table-cell-properties fo:padding="0.0382in" fo:border-left="0.5pt solid #000000" fo:border-right="0.5pt solid #000000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G8" style:family="table-cell">
      <style:table-cell-properties fo:padding="0.0382in" fo:border-left="0.5pt solid #000000" fo:border-right="none" fo:border-top="none" fo:border-bottom="0.5pt solid #000000"/>
    </style:style>
    <style:style style:name="Table1.H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0.8653in" style:rel-column-width="1246*"/>
    </style:style>
    <style:style style:name="Table2.B" style:family="table-column">
      <style:table-column-properties style:column-width="0.866in" style:rel-column-width="124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0.5pt solid #000000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1" style:family="table-cell">
      <style:table-cell-properties fo:padding="0.0382in" fo:border-left="0.5pt solid #000000" fo:border-right="none" fo:border-top="none" fo:border-bottom="0.5pt solid #000000"/>
    </style:style>
    <style:style style:name="Table2.B11" style:family="table-cell">
      <style:table-cell-properties fo:padding="0.0382in" fo:border-left="0.5pt solid #000000" fo:border-right="none" fo:border-top="none" fo:border-bottom="0.5pt solid #000000"/>
    </style:style>
    <style:style style:name="Table2.C11" style:family="table-cell">
      <style:table-cell-properties fo:padding="0.0382in" fo:border-left="0.5pt solid #000000" fo:border-right="none" fo:border-top="none" fo:border-bottom="0.5pt solid #000000"/>
    </style:style>
    <style:style style:name="Table2.D11" style:family="table-cell">
      <style:table-cell-properties fo:padding="0.0382in" fo:border-left="0.5pt solid #000000" fo:border-right="none" fo:border-top="none" fo:border-bottom="0.5pt solid #000000"/>
    </style:style>
    <style:style style:name="Table2.E11" style:family="table-cell">
      <style:table-cell-properties fo:padding="0.0382in" fo:border-left="0.5pt solid #000000" fo:border-right="none" fo:border-top="none" fo:border-bottom="0.5pt solid #000000"/>
    </style:style>
    <style:style style:name="Table2.F11" style:family="table-cell">
      <style:table-cell-properties fo:padding="0.0382in" fo:border-left="0.5pt solid #000000" fo:border-right="none" fo:border-top="none" fo:border-bottom="0.5pt solid #000000"/>
    </style:style>
    <style:style style:name="Table2.G11" style:family="table-cell">
      <style:table-cell-properties fo:padding="0.0382in" fo:border-left="0.5pt solid #000000" fo:border-right="none" fo:border-top="none" fo:border-bottom="0.5pt solid #000000"/>
    </style:style>
    <style:style style:name="Table2.H11" style:family="table-cell">
      <style:table-cell-properties fo:padding="0.0382in" fo:border-left="0.5pt solid #000000" fo:border-right="0.5pt solid #000000" fo:border-top="none" fo:border-bottom="0.5pt solid #000000"/>
    </style:style>
    <style:style style:name="Table2.G12" style:family="table-cell">
      <style:table-cell-properties fo:padding="0.0382in" fo:border-left="0.5pt solid #000000" fo:border-right="none" fo:border-top="none" fo:border-bottom="0.5pt solid #000000"/>
    </style:style>
    <style:style style:name="Table2.H1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5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0.8653in" style:rel-column-width="1246*"/>
    </style:style>
    <style:style style:name="Table3.B" style:family="table-column">
      <style:table-column-properties style:column-width="0.866in" style:rel-column-width="124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G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none" fo:border-top="none" fo:border-bottom="0.5pt solid #000000"/>
    </style:style>
    <style:style style:name="Table3.C11" style:family="table-cell">
      <style:table-cell-properties fo:padding="0.0382in" fo:border-left="0.5pt solid #000000" fo:border-right="none" fo:border-top="none" fo:border-bottom="0.5pt solid #000000"/>
    </style:style>
    <style:style style:name="Table3.D11" style:family="table-cell">
      <style:table-cell-properties fo:padding="0.0382in" fo:border-left="0.5pt solid #000000" fo:border-right="none" fo:border-top="none" fo:border-bottom="0.5pt solid #000000"/>
    </style:style>
    <style:style style:name="Table3.E11" style:family="table-cell">
      <style:table-cell-properties fo:padding="0.0382in" fo:border-left="0.5pt solid #000000" fo:border-right="none" fo:border-top="none" fo:border-bottom="0.5pt solid #000000"/>
    </style:style>
    <style:style style:name="Table3.F11" style:family="table-cell">
      <style:table-cell-properties fo:padding="0.0382in" fo:border-left="0.5pt solid #000000" fo:border-right="none" fo:border-top="none" fo:border-bottom="0.5pt solid #000000"/>
    </style:style>
    <style:style style:name="Table3.G11" style:family="table-cell">
      <style:table-cell-properties fo:padding="0.0382in" fo:border-left="0.5pt solid #000000" fo:border-right="none" fo:border-top="none" fo:border-bottom="0.5pt solid #000000"/>
    </style:style>
    <style:style style:name="Table3.H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G12" style:family="table-cell">
      <style:table-cell-properties fo:padding="0.0382in" fo:border-left="0.5pt solid #000000" fo:border-right="none" fo:border-top="none" fo:border-bottom="0.5pt solid #000000"/>
    </style:style>
    <style:style style:name="Table3.H1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4736" officeooo:paragraph-rsid="00134736"/>
    </style:style>
    <style:style style:name="P2" style:family="paragraph" style:parent-style-name="Standard">
      <style:text-properties officeooo:rsid="00134736" officeooo:paragraph-rsid="0013db48"/>
    </style:style>
    <style:style style:name="P3" style:family="paragraph" style:parent-style-name="Standard">
      <style:text-properties officeooo:rsid="0013db48" officeooo:paragraph-rsid="0013db48"/>
    </style:style>
    <style:style style:name="P4" style:family="paragraph" style:parent-style-name="Standard">
      <style:text-properties officeooo:paragraph-rsid="00132895"/>
    </style:style>
    <style:style style:name="P5" style:family="paragraph" style:parent-style-name="Table">
      <style:paragraph-properties fo:text-align="center" style:justify-single-word="false" fo:keep-with-next="always"/>
    </style:style>
    <style:style style:name="P6" style:family="paragraph" style:parent-style-name="Table">
      <style:paragraph-properties fo:text-align="center" style:justify-single-word="false" fo:keep-with-next="always"/>
      <style:text-properties officeooo:paragraph-rsid="00134736"/>
    </style:style>
    <style:style style:name="P7" style:family="paragraph" style:parent-style-name="Table">
      <style:paragraph-properties fo:text-align="center" style:justify-single-word="false" fo:keep-with-next="always"/>
      <style:text-properties officeooo:paragraph-rsid="0013db48"/>
    </style:style>
    <style:style style:name="P8" style:family="paragraph" style:parent-style-name="Table_20_Contents">
      <style:text-properties officeooo:rsid="00132895" officeooo:paragraph-rsid="00132895"/>
    </style:style>
    <style:style style:name="P9" style:family="paragraph" style:parent-style-name="Table_20_Contents">
      <style:paragraph-properties fo:text-align="center" style:justify-single-word="false"/>
      <style:text-properties officeooo:rsid="00132895" officeooo:paragraph-rsid="00132895"/>
    </style:style>
    <style:style style:name="P10" style:family="paragraph" style:parent-style-name="Table_20_Contents">
      <style:paragraph-properties fo:text-align="center" style:justify-single-word="false"/>
      <style:text-properties officeooo:rsid="00132895" officeooo:paragraph-rsid="00134736"/>
    </style:style>
    <style:style style:name="P11" style:family="paragraph" style:parent-style-name="Table_20_Contents">
      <style:paragraph-properties fo:text-align="center" style:justify-single-word="false"/>
      <style:text-properties officeooo:rsid="00132895" officeooo:paragraph-rsid="0013db48"/>
    </style:style>
    <style:style style:name="P12" style:family="paragraph" style:parent-style-name="Table_20_Contents">
      <style:text-properties officeooo:rsid="00132895" officeooo:paragraph-rsid="00134736"/>
    </style:style>
    <style:style style:name="P13" style:family="paragraph" style:parent-style-name="Table_20_Contents">
      <style:text-properties officeooo:rsid="00132895" officeooo:paragraph-rsid="0013db48"/>
    </style:style>
    <style:style style:name="P14" style:family="paragraph" style:parent-style-name="Table_20_Contents">
      <style:text-properties officeooo:rsid="00134736" officeooo:paragraph-rsid="00134736"/>
    </style:style>
    <style:style style:name="P15" style:family="paragraph" style:parent-style-name="Table_20_Contents">
      <style:paragraph-properties fo:text-align="center" style:justify-single-word="false"/>
      <style:text-properties officeooo:rsid="00134736" officeooo:paragraph-rsid="00134736"/>
    </style:style>
    <style:style style:name="P16" style:family="paragraph" style:parent-style-name="Table_20_Contents">
      <style:paragraph-properties fo:text-align="center" style:justify-single-word="false"/>
      <style:text-properties officeooo:rsid="00134736" officeooo:paragraph-rsid="0013db48"/>
    </style:style>
    <style:style style:name="P17" style:family="paragraph" style:parent-style-name="Table_20_Contents">
      <style:text-properties officeooo:rsid="0013db48" officeooo:paragraph-rsid="0013db48"/>
    </style:style>
    <style:style style:name="T1" style:family="text">
      <style:text-properties officeooo:rsid="00132895"/>
    </style:style>
    <style:style style:name="T2" style:family="text">
      <style:text-properties officeooo:rsid="00134736"/>
    </style:style>
    <style:style style:name="T3" style:family="text">
      <style:text-properties officeooo:rsid="0013db4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7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In D</text:span><text:span text:style-name="T1">evice State 2 q1 and q0 are </text:span><text:span text:style-name="T5">d</text:span><text:span text:style-name="T1">on’t cares. Data conversion as per Signal Source </text:span><text:a xlink:type="simple" xlink:href="https://gnss-sdr.org/docs/sp-blocks/signal-source/#implementation-two_bit_packed_file_signal_source" text:style-name="Internet_20_link" text:visited-style-name="Visited_20_Internet_20_Link"><text:span text:style-name="T1">two bit packed</text:span></text:a><text:span text:style-name="T1"> </text:span><text:span text:style-name="T5">shown in Table </text:span><text:span text:style-name="T5"><text:sequence-ref text:reference-format="value" text:ref-name="refTable0">1</text:sequence-ref></text:span><text:span text:style-name="T5">.</text:span></text:p>
      <text:p text:style-name="P5">Table <text:sequence text:ref-name="refTable0" text:name="Table" text:formula="ooow:Table+1" style:num-format="1">1</text:sequence>: Device State 2 Raw Data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table:number-columns-spanned="8" office:value-type="string">
            <text:p text:style-name="P9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9"><text:span text:style-name="T2">t</text:span>0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9"><text:span text:style-name="T2">t</text:span>1 <text:span text:style-name="T2">(t0 + 61 ns)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Bit7 (msb)</text:p>
          </table:table-cell>
          <table:table-cell table:style-name="Table1.B3" office:value-type="string">
            <text:p text:style-name="P8">Bit 6</text:p>
          </table:table-cell>
          <table:table-cell table:style-name="Table1.C3" office:value-type="string">
            <text:p text:style-name="P8">Bit 5</text:p>
          </table:table-cell>
          <table:table-cell table:style-name="Table1.D3" office:value-type="string">
            <text:p text:style-name="P8">Bit 4</text:p>
          </table:table-cell>
          <table:table-cell table:style-name="Table1.C3" office:value-type="string">
            <text:p text:style-name="P8">Bit 3</text:p>
          </table:table-cell>
          <table:table-cell table:style-name="Table1.F3" office:value-type="string">
            <text:p text:style-name="P8">Bit 2</text:p>
          </table:table-cell>
          <table:table-cell table:style-name="Table1.C3" office:value-type="string">
            <text:p text:style-name="P8">Bit 1</text:p>
          </table:table-cell>
          <table:table-cell table:style-name="Table1.H3" office:value-type="string">
            <text:p text:style-name="P8">Bit 0 (lsb)</text:p>
          </table:table-cell>
        </table:table-row>
        <table:table-row table:style-name="Table1.1">
          <table:table-cell table:style-name="Table1.A4" office:value-type="string">
            <text:p text:style-name="P8">q1</text:p>
          </table:table-cell>
          <table:table-cell table:style-name="Table1.A4" office:value-type="string">
            <text:p text:style-name="P8">q0</text:p>
          </table:table-cell>
          <table:table-cell table:style-name="Table1.C3" office:value-type="string">
            <text:p text:style-name="P8">i1</text:p>
          </table:table-cell>
          <table:table-cell table:style-name="Table1.D4" office:value-type="string">
            <text:p text:style-name="P8">i0</text:p>
          </table:table-cell>
          <table:table-cell table:style-name="Table1.A4" office:value-type="string">
            <text:p text:style-name="P8">q1</text:p>
          </table:table-cell>
          <table:table-cell table:style-name="Table1.A4" office:value-type="string">
            <text:p text:style-name="P8">q0</text:p>
          </table:table-cell>
          <table:table-cell table:style-name="Table1.C3" office:value-type="string">
            <text:p text:style-name="P8">i1</text:p>
          </table:table-cell>
          <table:table-cell table:style-name="Table1.H4" office:value-type="string">
            <text:p text:style-name="P8">i0</text:p>
          </table:table-cell>
        </table:table-row>
        <table:table-row table:style-name="Table1.1">
          <table:table-cell table:style-name="Table1.A5" table:number-columns-spanned="8" office:value-type="string">
            <text:p text:style-name="P9">Byt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9"><text:span text:style-name="T2">t</text:span>2 <text:span text:style-name="T2">(t0 + 122 ns)</text:span>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9"><text:span text:style-name="T2">t</text:span>3 <text:span text:style-name="T2">(t0 + 183 ns)</text:span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8">Bit 7 (msb)</text:p>
          </table:table-cell>
          <table:table-cell table:style-name="Table1.B7" office:value-type="string">
            <text:p text:style-name="P8">Bit 6</text:p>
          </table:table-cell>
          <table:table-cell table:style-name="Table1.C7" office:value-type="string">
            <text:p text:style-name="P8">Bit 5</text:p>
          </table:table-cell>
          <table:table-cell table:style-name="Table1.D7" office:value-type="string">
            <text:p text:style-name="P8">Bit 4</text:p>
          </table:table-cell>
          <table:table-cell table:style-name="Table1.C7" office:value-type="string">
            <text:p text:style-name="P8">Bit 3</text:p>
          </table:table-cell>
          <table:table-cell table:style-name="Table1.F7" office:value-type="string">
            <text:p text:style-name="P8">Bit 2</text:p>
          </table:table-cell>
          <table:table-cell table:style-name="Table1.C7" office:value-type="string">
            <text:p text:style-name="P8">Bit 1</text:p>
          </table:table-cell>
          <table:table-cell table:style-name="Table1.H7" office:value-type="string">
            <text:p text:style-name="P8">Bit 0 (lsb)</text:p>
          </table:table-cell>
        </table:table-row>
        <table:table-row table:style-name="Table1.1">
          <table:table-cell table:style-name="Table1.A4" office:value-type="string">
            <text:p text:style-name="P8">q1</text:p>
          </table:table-cell>
          <table:table-cell table:style-name="Table1.A4" office:value-type="string">
            <text:p text:style-name="P8">q0</text:p>
          </table:table-cell>
          <table:table-cell table:style-name="Table1.C8" office:value-type="string">
            <text:p text:style-name="P8">i1</text:p>
          </table:table-cell>
          <table:table-cell table:style-name="Table1.D8" office:value-type="string">
            <text:p text:style-name="P8">i0</text:p>
          </table:table-cell>
          <table:table-cell table:style-name="Table1.A4" office:value-type="string">
            <text:p text:style-name="P8">q1</text:p>
          </table:table-cell>
          <table:table-cell table:style-name="Table1.A4" office:value-type="string">
            <text:p text:style-name="P8">q0</text:p>
          </table:table-cell>
          <table:table-cell table:style-name="Table1.C8" office:value-type="string">
            <text:p text:style-name="P8">i1</text:p>
          </table:table-cell>
          <table:table-cell table:style-name="Table1.H8" office:value-type="string">
            <text:p text:style-name="P8">i0</text:p>
          </table:table-cell>
        </table:table-row>
      </table:table>
      <text:p text:style-name="Standard"/>
      <text:p text:style-name="P1">The data conversion for this type of raw file entails <text:span text:style-name="T3">splitting</text:span> each byte into two bytes using a bit wise ‘<text:span text:style-name="T4">and</text:span>’ to extract the bits of concern. The first bit wise <text:span text:style-name="T4">and</text:span> is with a 0x30 <text:span text:style-name="T3">followed by</text:span> a right shift of 4 bits. The second bit wise <text:span text:style-name="T4">and</text:span> is with 0x03 and no bit shift. The result is sample<text:span text:style-name="T3">s</text:span> <text:span text:style-name="T3">separated</text:span> in<text:span text:style-name="T5">to</text:span> <text:span text:style-name="T3">their</text:span> own byte <text:span text:style-name="T5">as show in Table </text:span><text:span text:style-name="T5"><text:sequence-ref text:reference-format="value" text:ref-name="refTable1">2</text:sequence-ref></text:span><text:span text:style-name="T5">.</text:span></text:p>
      <text:p text:style-name="P6">Table <text:sequence text:ref-name="refTable1" text:name="Table" text:formula="ooow:Table+1" style:num-format="1">2</text:sequence>: Device State 2 Raw Data <text:span text:style-name="T3">Separated Before Conversion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2.1">
          <table:table-cell table:style-name="Table2.A1" table:number-columns-spanned="8" office:value-type="string">
            <text:p text:style-name="P10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8" office:value-type="string">
            <text:p text:style-name="P10"><text:span text:style-name="T2">t</text:span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2">Bit7 (msb)</text:p>
          </table:table-cell>
          <table:table-cell table:style-name="Table2.B3" office:value-type="string">
            <text:p text:style-name="P12">Bit 6</text:p>
          </table:table-cell>
          <table:table-cell table:style-name="Table2.C3" office:value-type="string">
            <text:p text:style-name="P12">Bit 5</text:p>
          </table:table-cell>
          <table:table-cell table:style-name="Table2.D3" office:value-type="string">
            <text:p text:style-name="P12">Bit 4</text:p>
          </table:table-cell>
          <table:table-cell table:style-name="Table2.C3" office:value-type="string">
            <text:p text:style-name="P12">Bit 3</text:p>
          </table:table-cell>
          <table:table-cell table:style-name="Table2.F3" office:value-type="string">
            <text:p text:style-name="P12">Bit 2</text:p>
          </table:table-cell>
          <table:table-cell table:style-name="Table2.C3" office:value-type="string">
            <text:p text:style-name="P12">Bit 1</text:p>
          </table:table-cell>
          <table:table-cell table:style-name="Table2.H3" office:value-type="string">
            <text:p text:style-name="P12">Bit 0 (lsb)</text:p>
          </table:table-cell>
        </table:table-row>
        <table:table-row table:style-name="Table2.1"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C3" office:value-type="string">
            <text:p text:style-name="P12">i1</text:p>
          </table:table-cell>
          <table:table-cell table:style-name="Table2.H4" office:value-type="string">
            <text:p text:style-name="P12">i0</text:p>
          </table:table-cell>
        </table:table-row>
        <table:table-row table:style-name="Table2.1">
          <table:table-cell table:style-name="Table2.A5" table:number-columns-spanned="8" office:value-type="string">
            <text:p text:style-name="P10">Byt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8" office:value-type="string">
            <text:p text:style-name="P15">t1 (t0 + 61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12">Bit7 (msb)</text:p>
          </table:table-cell>
          <table:table-cell table:style-name="Table2.B7" office:value-type="string">
            <text:p text:style-name="P12">Bit 6</text:p>
          </table:table-cell>
          <table:table-cell table:style-name="Table2.B7" office:value-type="string">
            <text:p text:style-name="P12">Bit 5</text:p>
          </table:table-cell>
          <table:table-cell table:style-name="Table2.D7" office:value-type="string">
            <text:p text:style-name="P12">Bit 4</text:p>
          </table:table-cell>
          <table:table-cell table:style-name="Table2.E7" office:value-type="string">
            <text:p text:style-name="P12">Bit 3</text:p>
          </table:table-cell>
          <table:table-cell table:style-name="Table2.E7" office:value-type="string">
            <text:p text:style-name="P12">Bit 2</text:p>
          </table:table-cell>
          <table:table-cell table:style-name="Table2.E7" office:value-type="string">
            <text:p text:style-name="P12">Bit 1</text:p>
          </table:table-cell>
          <table:table-cell table:style-name="Table2.H7" office:value-type="string">
            <text:p text:style-name="P12">Bit 0 (lsb)</text:p>
          </table:table-cell>
        </table:table-row>
        <table:table-row table:style-name="Table2.1"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G8" office:value-type="string">
            <text:p text:style-name="P12">i1</text:p>
          </table:table-cell>
          <table:table-cell table:style-name="Table2.H8" office:value-type="string">
            <text:p text:style-name="P12">i0</text:p>
          </table:table-cell>
        </table:table-row>
        <table:table-row table:style-name="Table2.1">
          <table:table-cell table:style-name="Table2.A5" table:number-columns-spanned="8" office:value-type="string">
            <text:p text:style-name="P15">Byt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15">t2 (t0 + 122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1" office:value-type="string">
            <text:p text:style-name="P12">Bit7 (msb)</text:p>
          </table:table-cell>
          <table:table-cell table:style-name="Table2.B11" office:value-type="string">
            <text:p text:style-name="P12">Bit 6</text:p>
          </table:table-cell>
          <table:table-cell table:style-name="Table2.B11" office:value-type="string">
            <text:p text:style-name="P12">Bit 5</text:p>
          </table:table-cell>
          <table:table-cell table:style-name="Table2.D11" office:value-type="string">
            <text:p text:style-name="P12">Bit 4</text:p>
          </table:table-cell>
          <table:table-cell table:style-name="Table2.E11" office:value-type="string">
            <text:p text:style-name="P12">Bit 3</text:p>
          </table:table-cell>
          <table:table-cell table:style-name="Table2.E11" office:value-type="string">
            <text:p text:style-name="P12">Bit 2</text:p>
          </table:table-cell>
          <table:table-cell table:style-name="Table2.E11" office:value-type="string">
            <text:p text:style-name="P12">Bit 1</text:p>
          </table:table-cell>
          <table:table-cell table:style-name="Table2.H11" office:value-type="string">
            <text:p text:style-name="P12">Bit 0 (lsb)</text:p>
          </table:table-cell>
        </table:table-row>
        <table:table-row table:style-name="Table2.1"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G12" office:value-type="string">
            <text:p text:style-name="P12">i1</text:p>
          </table:table-cell>
          <table:table-cell table:style-name="Table2.H12" office:value-type="string">
            <text:p text:style-name="P12">i0</text:p>
          </table:table-cell>
        </table:table-row>
        <table:table-row table:style-name="Table2.1">
          <table:table-cell table:style-name="Table2.A5" table:number-columns-spanned="8" office:value-type="string">
            <text:p text:style-name="P15">Byt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8" office:value-type="string">
            <text:p text:style-name="P15">t3 (t0 + 183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office:value-type="string">
            <text:p text:style-name="P12">Bit7 (msb)</text:p>
          </table:table-cell>
          <table:table-cell table:style-name="Table2.A15" office:value-type="string">
            <text:p text:style-name="P12">Bit 6</text:p>
          </table:table-cell>
          <table:table-cell table:style-name="Table2.A15" office:value-type="string">
            <text:p text:style-name="P12">Bit 5</text:p>
          </table:table-cell>
          <table:table-cell table:style-name="Table2.A15" office:value-type="string">
            <text:p text:style-name="P12">Bit 4</text:p>
          </table:table-cell>
          <table:table-cell table:style-name="Table2.A15" office:value-type="string">
            <text:p text:style-name="P12">Bit 3</text:p>
          </table:table-cell>
          <table:table-cell table:style-name="Table2.A15" office:value-type="string">
            <text:p text:style-name="P12">Bit 2</text:p>
          </table:table-cell>
          <table:table-cell table:style-name="Table2.A15" office:value-type="string">
            <text:p text:style-name="P12">Bit 1</text:p>
          </table:table-cell>
          <table:table-cell table:style-name="Table2.A6" office:value-type="string">
            <text:p text:style-name="P12">Bit 0 (lsb)</text:p>
          </table:table-cell>
        </table:table-row>
        <table:table-row table:style-name="Table2.1"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4" office:value-type="string">
            <text:p text:style-name="P14">x</text:p>
          </table:table-cell>
          <table:table-cell table:style-name="Table2.A15" office:value-type="string">
            <text:p text:style-name="P12">i1</text:p>
          </table:table-cell>
          <table:table-cell table:style-name="Table2.A6" office:value-type="string">
            <text:p text:style-name="P12">i0</text:p>
          </table:table-cell>
        </table:table-row>
      </table:table>
      <text:p text:style-name="P3"/>
      <text:p text:style-name="P3"><text:span text:style-name="T2">The raw values are </text:span><text:span text:style-name="T5">then</text:span><text:span text:style-name="T2"> translated into signed integers </text:span>and written to a <text:span text:style-name="T5">binary data </text:span>file. The converted data should end up looking like Table <text:sequence-ref text:reference-format="value" text:ref-name="refTable2">3</text:sequence-ref>.</text:p>
      <text:p text:style-name="P7"><text:soft-page-break/>Table <text:sequence text:ref-name="refTable2" text:name="Table" text:formula="ooow:Table+1" style:num-format="1">3</text:sequence>: Device State 2 <text:span text:style-name="T3">Converted Data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table:number-columns-spanned="8" office:value-type="string">
            <text:p text:style-name="P11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1"><text:span text:style-name="T2">t</text:span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3">Bit7 (<text:span text:style-name="T3">sign</text:span>)</text:p>
          </table:table-cell>
          <table:table-cell table:style-name="Table3.B3" office:value-type="string">
            <text:p text:style-name="P13">Bit 6</text:p>
          </table:table-cell>
          <table:table-cell table:style-name="Table3.C3" office:value-type="string">
            <text:p text:style-name="P13">Bit 5</text:p>
          </table:table-cell>
          <table:table-cell table:style-name="Table3.D3" office:value-type="string">
            <text:p text:style-name="P13">Bit 4</text:p>
          </table:table-cell>
          <table:table-cell table:style-name="Table3.C3" office:value-type="string">
            <text:p text:style-name="P13">Bit 3</text:p>
          </table:table-cell>
          <table:table-cell table:style-name="Table3.F3" office:value-type="string">
            <text:p text:style-name="P13">Bit 2</text:p>
          </table:table-cell>
          <table:table-cell table:style-name="Table3.C3" office:value-type="string">
            <text:p text:style-name="P13">Bit 1</text:p>
          </table:table-cell>
          <table:table-cell table:style-name="Table3.H3" office:value-type="string">
            <text:p text:style-name="P13">Bit 0 (lsb)</text:p>
          </table:table-cell>
        </table:table-row>
        <table:table-row table:style-name="Table3.1">
          <table:table-cell table:style-name="Table3.A4" office:value-type="string">
            <text:p text:style-name="P17">1|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C3" office:value-type="string">
            <text:p text:style-name="P17">1|0</text:p>
          </table:table-cell>
          <table:table-cell table:style-name="Table3.H4" office:value-type="string">
            <text:p text:style-name="P17">1|0</text:p>
          </table:table-cell>
        </table:table-row>
        <table:table-row table:style-name="Table3.1">
          <table:table-cell table:style-name="Table3.A5" table:number-columns-spanned="8" office:value-type="string">
            <text:p text:style-name="P11">Byt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table:number-columns-spanned="8" office:value-type="string">
            <text:p text:style-name="P16">t1 (t0 + 61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office:value-type="string">
            <text:p text:style-name="P13">Bit7 (<text:span text:style-name="T3">sign</text:span>)</text:p>
          </table:table-cell>
          <table:table-cell table:style-name="Table3.B7" office:value-type="string">
            <text:p text:style-name="P13">Bit 6</text:p>
          </table:table-cell>
          <table:table-cell table:style-name="Table3.B7" office:value-type="string">
            <text:p text:style-name="P13">Bit 5</text:p>
          </table:table-cell>
          <table:table-cell table:style-name="Table3.D7" office:value-type="string">
            <text:p text:style-name="P13">Bit 4</text:p>
          </table:table-cell>
          <table:table-cell table:style-name="Table3.E7" office:value-type="string">
            <text:p text:style-name="P13">Bit 3</text:p>
          </table:table-cell>
          <table:table-cell table:style-name="Table3.E7" office:value-type="string">
            <text:p text:style-name="P13">Bit 2</text:p>
          </table:table-cell>
          <table:table-cell table:style-name="Table3.E7" office:value-type="string">
            <text:p text:style-name="P13">Bit 1</text:p>
          </table:table-cell>
          <table:table-cell table:style-name="Table3.H7" office:value-type="string">
            <text:p text:style-name="P13">Bit 0 (lsb)</text:p>
          </table:table-cell>
        </table:table-row>
        <table:table-row table:style-name="Table3.1">
          <table:table-cell table:style-name="Table3.A4" office:value-type="string">
            <text:p text:style-name="P17">1|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G8" office:value-type="string">
            <text:p text:style-name="P17">1|0</text:p>
          </table:table-cell>
          <table:table-cell table:style-name="Table3.H8" office:value-type="string">
            <text:p text:style-name="P17">1|0</text:p>
          </table:table-cell>
        </table:table-row>
        <table:table-row table:style-name="Table3.1">
          <table:table-cell table:style-name="Table3.A5" table:number-columns-spanned="8" office:value-type="string">
            <text:p text:style-name="P16">Byt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0" table:number-columns-spanned="8" office:value-type="string">
            <text:p text:style-name="P16">t2 (t0 + 122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office:value-type="string">
            <text:p text:style-name="P13">Bit7 (<text:span text:style-name="T3">sign</text:span>)</text:p>
          </table:table-cell>
          <table:table-cell table:style-name="Table3.B11" office:value-type="string">
            <text:p text:style-name="P13">Bit 6</text:p>
          </table:table-cell>
          <table:table-cell table:style-name="Table3.B11" office:value-type="string">
            <text:p text:style-name="P13">Bit 5</text:p>
          </table:table-cell>
          <table:table-cell table:style-name="Table3.D11" office:value-type="string">
            <text:p text:style-name="P13">Bit 4</text:p>
          </table:table-cell>
          <table:table-cell table:style-name="Table3.E11" office:value-type="string">
            <text:p text:style-name="P13">Bit 3</text:p>
          </table:table-cell>
          <table:table-cell table:style-name="Table3.E11" office:value-type="string">
            <text:p text:style-name="P13">Bit 2</text:p>
          </table:table-cell>
          <table:table-cell table:style-name="Table3.E11" office:value-type="string">
            <text:p text:style-name="P13">Bit 1</text:p>
          </table:table-cell>
          <table:table-cell table:style-name="Table3.H11" office:value-type="string">
            <text:p text:style-name="P13">Bit 0 (lsb)</text:p>
          </table:table-cell>
        </table:table-row>
        <table:table-row table:style-name="Table3.1">
          <table:table-cell table:style-name="Table3.A4" office:value-type="string">
            <text:p text:style-name="P17">1|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G12" office:value-type="string">
            <text:p text:style-name="P17">1|0</text:p>
          </table:table-cell>
          <table:table-cell table:style-name="Table3.H12" office:value-type="string">
            <text:p text:style-name="P17">1|0</text:p>
          </table:table-cell>
        </table:table-row>
        <table:table-row table:style-name="Table3.1">
          <table:table-cell table:style-name="Table3.A5" table:number-columns-spanned="8" office:value-type="string">
            <text:p text:style-name="P16">Byt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table:number-columns-spanned="8" office:value-type="string">
            <text:p text:style-name="P16">t3 (t0 + 183 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4" office:value-type="string">
            <text:p text:style-name="P13">Bit7 (<text:span text:style-name="T3">sign</text:span>)</text:p>
          </table:table-cell>
          <table:table-cell table:style-name="Table3.A4" office:value-type="string">
            <text:p text:style-name="P13">Bit 6</text:p>
          </table:table-cell>
          <table:table-cell table:style-name="Table3.A4" office:value-type="string">
            <text:p text:style-name="P13">Bit 5</text:p>
          </table:table-cell>
          <table:table-cell table:style-name="Table3.A4" office:value-type="string">
            <text:p text:style-name="P13">Bit 4</text:p>
          </table:table-cell>
          <table:table-cell table:style-name="Table3.A4" office:value-type="string">
            <text:p text:style-name="P13">Bit 3</text:p>
          </table:table-cell>
          <table:table-cell table:style-name="Table3.A4" office:value-type="string">
            <text:p text:style-name="P13">Bit 2</text:p>
          </table:table-cell>
          <table:table-cell table:style-name="Table3.A4" office:value-type="string">
            <text:p text:style-name="P13">Bit 1</text:p>
          </table:table-cell>
          <table:table-cell table:style-name="Table3.A6" office:value-type="string">
            <text:p text:style-name="P13">Bit 0 (lsb)</text:p>
          </table:table-cell>
        </table:table-row>
        <table:table-row table:style-name="Table3.1">
          <table:table-cell table:style-name="Table3.A4" office:value-type="string">
            <text:p text:style-name="P17">1|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0</text:p>
          </table:table-cell>
          <table:table-cell table:style-name="Table3.A4" office:value-type="string">
            <text:p text:style-name="P17">1|0</text:p>
          </table:table-cell>
          <table:table-cell table:style-name="Table3.A6" office:value-type="string">
            <text:p text:style-name="P17">1|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09:03:44.390000000</meta:creation-date>
    <dc:date>2024-01-25T10:02:38.292000000</dc:date>
    <meta:editing-duration>PT58M52S</meta:editing-duration>
    <meta:editing-cycles>4</meta:editing-cycles>
    <meta:generator>LibreOffice/7.6.4.1$Windows_X86_64 LibreOffice_project/e19e193f88cd6c0525a17fb7a176ed8e6a3e2aa1</meta:generator>
    <meta:document-statistic meta:table-count="3" meta:image-count="0" meta:object-count="0" meta:page-count="2" meta:paragraph-count="188" meta:word-count="462" meta:character-count="1584" meta:non-whitespace-character-count="1310"/>
  </office:meta>
</office:document-meta>
</file>